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inherit" fo:font-weight="bold" officeooo:rsid="0028631b" officeooo:paragraph-rsid="0028631b" style:font-weight-asian="bold" style:font-weight-complex="bold"/>
    </style:style>
    <style:style style:name="P2" style:family="paragraph" style:parent-style-name="Standard">
      <style:text-properties style:font-name="inherit" fo:font-weight="bold" officeooo:rsid="0028ab2c" officeooo:paragraph-rsid="0028ab2c" style:font-weight-asian="bold" style:font-weight-complex="bold"/>
    </style:style>
    <style:style style:name="P3" style:family="paragraph" style:parent-style-name="Standard">
      <style:text-properties style:font-name="inherit" officeooo:paragraph-rsid="0023a7da"/>
    </style:style>
    <style:style style:name="P4" style:family="paragraph" style:parent-style-name="Standard">
      <style:text-properties style:font-name="inherit" fo:font-weight="normal" officeooo:rsid="00211ac4" officeooo:paragraph-rsid="0028631b" style:font-weight-asian="normal" style:font-weight-complex="normal"/>
    </style:style>
    <style:style style:name="P5" style:family="paragraph" style:parent-style-name="Standard">
      <style:text-properties style:font-name="inherit" fo:font-weight="normal" officeooo:rsid="00279bff" officeooo:paragraph-rsid="00279bff" style:font-weight-asian="normal" style:font-weight-complex="normal"/>
    </style:style>
    <style:style style:name="P6" style:family="paragraph" style:parent-style-name="Standard">
      <style:text-properties style:font-name="inherit" fo:font-weight="normal" officeooo:rsid="00279bff" officeooo:paragraph-rsid="0028631b" style:font-weight-asian="normal" style:font-weight-complex="normal"/>
    </style:style>
    <style:style style:name="P7" style:family="paragraph" style:parent-style-name="Standard">
      <style:text-properties style:font-name="inherit" fo:font-weight="normal" officeooo:rsid="00279bff" officeooo:paragraph-rsid="0028ab2c" style:font-weight-asian="normal" style:font-weight-complex="normal"/>
    </style:style>
    <style:style style:name="P8" style:family="paragraph" style:parent-style-name="Standard">
      <style:text-properties style:font-name="inherit" fo:font-weight="normal" officeooo:rsid="00279bff" officeooo:paragraph-rsid="0029c7b5" style:font-weight-asian="normal" style:font-weight-complex="normal"/>
    </style:style>
    <style:style style:name="P9" style:family="paragraph" style:parent-style-name="Standard">
      <style:text-properties style:font-name="inherit" fo:font-weight="normal" officeooo:rsid="0028631b" officeooo:paragraph-rsid="0028631b" style:font-weight-asian="normal" style:font-weight-complex="normal"/>
    </style:style>
    <style:style style:name="P10" style:family="paragraph" style:parent-style-name="Standard">
      <style:text-properties style:font-name="inherit" fo:font-weight="normal" officeooo:rsid="0028ab2c" officeooo:paragraph-rsid="0028ab2c" style:font-weight-asian="normal" style:font-weight-complex="normal"/>
    </style:style>
    <style:style style:name="P11" style:family="paragraph" style:parent-style-name="Standard">
      <style:text-properties fo:font-variant="normal" fo:text-transform="none" fo:color="#0077cc" style:text-line-through-style="none" style:text-line-through-type="none" style:font-name="inherit" fo:font-size="1pt" fo:letter-spacing="normal" fo:font-style="normal" style:text-underline-style="none" fo:font-weight="normal" officeooo:paragraph-rsid="001b6174" style:text-blinking="false" loext:padding="0cm" loext:border="none"/>
    </style:style>
    <style:style style:name="P12" style:family="paragraph" style:parent-style-name="Text_20_body">
      <style:text-properties style:font-name="inherit"/>
    </style:style>
    <style:style style:name="P13" style:family="paragraph" style:parent-style-name="Text_20_body">
      <style:text-properties style:font-name="inherit" fo:font-weight="bold" style:font-weight-asian="bold" style:font-weight-complex="bold"/>
    </style:style>
    <style:style style:name="P14" style:family="paragraph" style:parent-style-name="Text_20_body">
      <style:text-properties style:font-name="inherit" fo:font-weight="bold" officeooo:rsid="001f6317" officeooo:paragraph-rsid="001f6317" style:font-weight-asian="bold" style:font-weight-complex="bold"/>
    </style:style>
    <style:style style:name="P15" style:family="paragraph" style:parent-style-name="Text_20_body">
      <style:text-properties style:font-name="inherit" fo:font-weight="bold" officeooo:paragraph-rsid="001f78ca" style:font-weight-asian="bold" style:font-weight-complex="bold"/>
    </style:style>
    <style:style style:name="P16" style:family="paragraph" style:parent-style-name="Text_20_body">
      <style:text-properties style:font-name="inherit" fo:font-weight="bold" officeooo:paragraph-rsid="00207fd6" style:font-weight-asian="bold" style:font-weight-complex="bold"/>
    </style:style>
    <style:style style:name="P17" style:family="paragraph" style:parent-style-name="Text_20_body">
      <style:text-properties style:font-name="inherit" fo:font-weight="bold" officeooo:rsid="00211ac4" officeooo:paragraph-rsid="00211ac4" style:font-weight-asian="bold" style:font-weight-complex="bold"/>
    </style:style>
    <style:style style:name="P18" style:family="paragraph" style:parent-style-name="Text_20_body">
      <style:text-properties style:font-name="inherit" fo:font-weight="bold" officeooo:rsid="00211ac4" officeooo:paragraph-rsid="00224cfe" style:font-weight-asian="bold" style:font-weight-complex="bold"/>
    </style:style>
    <style:style style:name="P19" style:family="paragraph" style:parent-style-name="Text_20_body">
      <style:text-properties style:font-name="inherit" fo:font-weight="bold" officeooo:rsid="00279bff" officeooo:paragraph-rsid="00279bff" style:font-weight-asian="bold" style:font-weight-complex="bold"/>
    </style:style>
    <style:style style:name="P20" style:family="paragraph" style:parent-style-name="Text_20_body">
      <style:text-properties style:font-name="inherit" style:text-underline-style="solid" style:text-underline-width="auto" style:text-underline-color="font-color" fo:font-weight="bold" style:font-weight-asian="bold" style:font-weight-complex="bold"/>
    </style:style>
    <style:style style:name="P21" style:family="paragraph" style:parent-style-name="Text_20_body">
      <style:text-properties style:font-name="inherit" style:text-underline-style="solid" style:text-underline-width="auto" style:text-underline-color="font-color" fo:font-weight="bold" officeooo:rsid="001b6174" officeooo:paragraph-rsid="001b6174" style:font-weight-asian="bold" style:font-weight-complex="bold"/>
    </style:style>
    <style:style style:name="P22" style:family="paragraph" style:parent-style-name="Text_20_body">
      <style:text-properties style:font-name="inherit" style:text-underline-style="solid" style:text-underline-width="auto" style:text-underline-color="font-color" fo:font-weight="bold" officeooo:rsid="001bd7dc" officeooo:paragraph-rsid="001bd7dc" style:font-weight-asian="bold" style:font-weight-complex="bold"/>
    </style:style>
    <style:style style:name="P23" style:family="paragraph" style:parent-style-name="Text_20_body">
      <style:text-properties style:font-name="inherit" style:text-underline-style="solid" style:text-underline-width="auto" style:text-underline-color="font-color" fo:font-weight="bold" officeooo:rsid="001d7d36" officeooo:paragraph-rsid="001d7d36" style:font-weight-asian="bold" style:font-weight-complex="bold"/>
    </style:style>
    <style:style style:name="P24" style:family="paragraph" style:parent-style-name="Text_20_body">
      <style:text-properties style:font-name="inherit" style:text-underline-style="solid" style:text-underline-width="auto" style:text-underline-color="font-color" fo:font-weight="bold" officeooo:rsid="001cf4aa" officeooo:paragraph-rsid="001d7d36" style:font-weight-asian="bold" style:font-weight-complex="bold"/>
    </style:style>
    <style:style style:name="P25" style:family="paragraph" style:parent-style-name="Text_20_body">
      <style:text-properties style:font-name="inherit" officeooo:paragraph-rsid="001b6174"/>
    </style:style>
    <style:style style:name="P26" style:family="paragraph" style:parent-style-name="Text_20_body">
      <style:text-properties style:font-name="inherit" style:text-underline-style="none" fo:font-weight="bold" officeooo:rsid="001bd7dc" officeooo:paragraph-rsid="001bd7dc" style:font-weight-asian="bold" style:font-weight-complex="bold"/>
    </style:style>
    <style:style style:name="P27" style:family="paragraph" style:parent-style-name="Text_20_body">
      <style:text-properties style:font-name="inherit" officeooo:paragraph-rsid="001cf4aa"/>
    </style:style>
    <style:style style:name="P28" style:family="paragraph" style:parent-style-name="Text_20_body">
      <style:text-properties style:font-name="inherit" officeooo:rsid="001cf4aa" officeooo:paragraph-rsid="001cf4aa"/>
    </style:style>
    <style:style style:name="P29" style:family="paragraph" style:parent-style-name="Text_20_body">
      <style:text-properties style:font-name="inherit" officeooo:rsid="001cf4aa" officeooo:paragraph-rsid="001d7d36"/>
    </style:style>
    <style:style style:name="P30" style:family="paragraph" style:parent-style-name="Text_20_body">
      <style:text-properties style:font-name="inherit" officeooo:rsid="001d7d36" officeooo:paragraph-rsid="001d7d36"/>
    </style:style>
    <style:style style:name="P31" style:family="paragraph" style:parent-style-name="Text_20_body">
      <style:text-properties style:font-name="inherit" officeooo:paragraph-rsid="001d7d36"/>
    </style:style>
    <style:style style:name="P32" style:family="paragraph" style:parent-style-name="Text_20_body">
      <style:text-properties style:font-name="inherit" officeooo:paragraph-rsid="001f6317"/>
    </style:style>
    <style:style style:name="P33" style:family="paragraph" style:parent-style-name="Text_20_body">
      <style:text-properties style:font-name="inherit" officeooo:paragraph-rsid="001f78ca"/>
    </style:style>
    <style:style style:name="P34" style:family="paragraph" style:parent-style-name="Text_20_body">
      <style:text-properties style:font-name="inherit" fo:font-weight="normal" officeooo:rsid="00207fd6" officeooo:paragraph-rsid="00207fd6" style:font-weight-asian="normal" style:font-weight-complex="normal"/>
    </style:style>
    <style:style style:name="P35" style:family="paragraph" style:parent-style-name="Text_20_body">
      <style:text-properties style:font-name="inherit" fo:font-weight="normal" officeooo:rsid="00211ac4" officeooo:paragraph-rsid="00211ac4" style:font-weight-asian="normal" style:font-weight-complex="normal"/>
    </style:style>
    <style:style style:name="P36" style:family="paragraph" style:parent-style-name="Text_20_body">
      <style:text-properties style:font-name="inherit" fo:font-weight="normal" officeooo:rsid="00211ac4" officeooo:paragraph-rsid="00224cfe" style:font-weight-asian="normal" style:font-weight-complex="normal"/>
    </style:style>
    <style:style style:name="P37" style:family="paragraph" style:parent-style-name="Text_20_body">
      <style:text-properties style:font-name="inherit" fo:font-weight="normal" officeooo:rsid="00279bff" officeooo:paragraph-rsid="00279bff" style:font-weight-asian="normal" style:font-weight-complex="normal"/>
    </style:style>
    <style:style style:name="P38" style:family="paragraph" style:parent-style-name="Text_20_body">
      <style:text-properties style:font-name="inherit" fo:font-weight="normal" officeooo:paragraph-rsid="002f477b" style:font-weight-asian="normal" style:font-weight-complex="normal"/>
    </style:style>
    <style:style style:name="P39" style:family="paragraph" style:parent-style-name="Text_20_body">
      <style:text-properties style:font-name="inherit" officeooo:paragraph-rsid="00346950"/>
    </style:style>
    <style:style style:name="P40" style:family="paragraph" style:parent-style-name="Text_20_body">
      <style:text-properties fo:font-variant="normal" fo:text-transform="none" fo:color="#000000" style:font-name="inherit" fo:font-size="11.25pt" fo:letter-spacing="normal" fo:font-style="normal" fo:font-weight="normal" officeooo:paragraph-rsid="001f78ca" style:font-weight-asian="bold" style:font-weight-complex="bold"/>
    </style:style>
    <style:style style:name="P41" style:family="paragraph" style:parent-style-name="Text_20_body">
      <style:text-properties officeooo:paragraph-rsid="001d7d36"/>
    </style:style>
    <style:style style:name="P42" style:family="paragraph" style:parent-style-name="Text_20_body">
      <style:text-properties fo:font-weight="normal" officeooo:paragraph-rsid="00224cfe" style:font-weight-asian="normal" style:font-weight-complex="normal"/>
    </style:style>
    <style:style style:name="P43" style:family="paragraph" style:parent-style-name="Text_20_body">
      <style:text-properties fo:font-weight="normal" officeooo:paragraph-rsid="0031cc46" style:font-weight-asian="normal" style:font-weight-complex="normal"/>
    </style:style>
    <style:style style:name="P44" style:family="paragraph" style:parent-style-name="Text_20_body">
      <style:text-properties fo:font-weight="bold" officeooo:rsid="00332b43" officeooo:paragraph-rsid="00332b43" style:font-weight-asian="bold" style:font-weight-complex="bold"/>
    </style:style>
    <style:style style:name="P45" style:family="paragraph" style:parent-style-name="Text_20_body">
      <style:text-properties officeooo:paragraph-rsid="002f477b"/>
    </style:style>
    <style:style style:name="P46" style:family="paragraph" style:parent-style-name="Text_20_body">
      <style:text-properties officeooo:paragraph-rsid="003003ab"/>
    </style:style>
    <style:style style:name="P47" style:family="paragraph" style:parent-style-name="Text_20_body">
      <style:text-properties officeooo:paragraph-rsid="0031cc46"/>
    </style:style>
    <style:style style:name="P48" style:family="paragraph" style:parent-style-name="Text_20_body">
      <style:text-properties officeooo:paragraph-rsid="001f78ca"/>
    </style:style>
    <style:style style:name="P49" style:family="paragraph" style:parent-style-name="Text_20_body">
      <style:text-properties officeooo:paragraph-rsid="003840dc"/>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bold" officeooo:rsid="001f78ca" officeooo:paragraph-rsid="001f78ca" style:font-size-asian="12pt" style:font-weight-asian="bold" style:font-size-complex="12pt" style:font-weight-complex="bold"/>
    </style:style>
    <style:style style:name="P51" style:family="paragraph" style:parent-style-name="Text_20_body">
      <style:paragraph-properties fo:margin-left="0cm" fo:margin-right="0cm" fo:orphans="2" fo:widows="2" fo:text-indent="0cm" style:auto-text-indent="false"/>
      <style:text-properties fo:font-variant="normal" fo:text-transform="none" fo:color="#000000" style:font-name="inherit" fo:font-size="11.25pt" fo:letter-spacing="normal" fo:font-style="normal" fo:font-weight="normal"/>
    </style:style>
    <style:style style:name="P52" style:family="paragraph" style:parent-style-name="Heading_20_3">
      <style:text-properties style:font-name="inherit"/>
    </style:style>
    <style:style style:name="P53" style:family="paragraph" style:parent-style-name="Heading_20_3">
      <style:text-properties style:font-name="inherit" officeooo:paragraph-rsid="001f78ca"/>
    </style:style>
    <style:style style:name="P54" style:family="paragraph" style:parent-style-name="Heading_20_3">
      <style:text-properties style:font-name="inherit" style:text-underline-style="solid" style:text-underline-width="auto" style:text-underline-color="font-color" officeooo:rsid="0038f0fd" officeooo:paragraph-rsid="0038f0fd"/>
    </style:style>
    <style:style style:name="P55" style:family="paragraph" style:parent-style-name="Heading_20_3">
      <style:text-properties officeooo:paragraph-rsid="003840dc"/>
    </style:style>
    <style:style style:name="P56" style:family="paragraph" style:parent-style-name="Heading_20_4">
      <style:text-properties style:font-name="inherit" fo:font-weight="normal" style:font-weight-asian="normal" style:font-weight-complex="normal"/>
    </style:style>
    <style:style style:name="P57" style:family="paragraph" style:parent-style-name="Text_20_body" style:list-style-name="L1">
      <style:text-properties style:font-name="inherit"/>
    </style:style>
    <style:style style:name="P58" style:family="paragraph" style:parent-style-name="Text_20_body" style:list-style-name="L2">
      <style:text-properties style:font-name="inherit"/>
    </style:style>
    <style:style style:name="P59" style:family="paragraph" style:parent-style-name="Text_20_body" style:list-style-name="L2">
      <style:text-properties style:font-name="inherit" officeooo:paragraph-rsid="001bd7dc"/>
    </style:style>
    <style:style style:name="P60" style:family="paragraph" style:parent-style-name="Text_20_body">
      <style:text-properties style:font-name="inherit" style:text-underline-style="solid" style:text-underline-width="auto" style:text-underline-color="font-color" fo:font-weight="bold" officeooo:paragraph-rsid="001d7d36" style:font-weight-asian="bold" style:font-weight-complex="bold"/>
    </style:style>
    <style:style style:name="P61" style:family="paragraph" style:parent-style-name="Text_20_body" style:list-style-name="L3">
      <style:text-properties style:font-name="inherit" officeooo:rsid="001cf4aa" officeooo:paragraph-rsid="001cf4aa"/>
    </style:style>
    <style:style style:name="P62" style:family="paragraph" style:parent-style-name="Text_20_body" style:list-style-name="L3">
      <style:text-properties style:font-name="inherit" officeooo:rsid="001d7d36" officeooo:paragraph-rsid="001d7d36"/>
    </style:style>
    <style:style style:name="P63" style:family="paragraph" style:parent-style-name="Text_20_body">
      <style:text-properties style:font-name="inherit" officeooo:rsid="001d7d36" officeooo:paragraph-rsid="001d7d36"/>
    </style:style>
    <style:style style:name="P64" style:family="paragraph" style:parent-style-name="Text_20_body" style:list-style-name="L4">
      <style:text-properties style:font-name="inherit"/>
    </style:style>
    <style:style style:name="P65" style:family="paragraph" style:parent-style-name="Text_20_body">
      <style:text-properties style:font-name="inherit" fo:font-weight="bold" officeooo:paragraph-rsid="001f78ca" style:font-weight-asian="bold" style:font-weight-complex="bold"/>
    </style:style>
    <style:style style:name="P66" style:family="paragraph" style:parent-style-name="Text_20_body">
      <style:text-properties style:font-name="inherit" fo:font-weight="bold" officeooo:paragraph-rsid="002eb3ef" style:font-weight-asian="bold" style:font-weight-complex="bold"/>
    </style:style>
    <style:style style:name="P67" style:family="paragraph" style:parent-style-name="Text_20_body">
      <style:text-properties style:font-name="inherit" fo:font-weight="normal" officeooo:rsid="00207fd6" officeooo:paragraph-rsid="001f78ca" style:font-weight-asian="normal" style:font-weight-complex="normal"/>
    </style:style>
    <style:style style:name="P68" style:family="paragraph" style:parent-style-name="Text_20_body">
      <style:text-properties style:font-name="inherit" fo:font-weight="normal" officeooo:rsid="00224cfe" officeooo:paragraph-rsid="00224cfe" style:font-weight-asian="normal" style:font-weight-complex="normal"/>
    </style:style>
    <style:style style:name="P69" style:family="paragraph" style:parent-style-name="Text_20_body">
      <style:text-properties style:font-name="inherit" fo:font-weight="normal" officeooo:rsid="003003ab" officeooo:paragraph-rsid="0031cc46" style:font-weight-asian="normal" style:font-weight-complex="normal"/>
    </style:style>
    <style:style style:name="P70" style:family="paragraph" style:parent-style-name="Text_20_body">
      <style:text-properties style:font-name="inherit" fo:font-weight="normal" officeooo:rsid="003003ab" officeooo:paragraph-rsid="00332b43" style:font-weight-asian="normal" style:font-weight-complex="normal"/>
    </style:style>
    <style:style style:name="P71" style:family="paragraph" style:parent-style-name="Text_20_body" style:list-style-name="L5">
      <style:text-properties style:font-name="inherit"/>
    </style:style>
    <style:style style:name="P72" style:family="paragraph" style:parent-style-name="Text_20_body">
      <style:text-properties style:font-name="inherit" officeooo:paragraph-rsid="002eb3ef"/>
    </style:style>
    <style:style style:name="P73" style:family="paragraph" style:parent-style-name="Text_20_body">
      <style:text-properties style:font-name="inherit" officeooo:paragraph-rsid="002f477b"/>
    </style:style>
    <style:style style:name="P74" style:family="paragraph" style:parent-style-name="Text_20_body" style:list-style-name="L6">
      <style:text-properties style:font-name="inherit" officeooo:paragraph-rsid="003003ab"/>
    </style:style>
    <style:style style:name="P75" style:family="paragraph" style:parent-style-name="Text_20_body" style:list-style-name="L6">
      <style:text-properties style:font-name="inherit" officeooo:paragraph-rsid="0031cc46"/>
    </style:style>
    <style:style style:name="P76" style:family="paragraph" style:parent-style-name="Text_20_body" style:list-style-name="L6">
      <style:text-properties style:font-name="inherit" officeooo:rsid="0031cc46" officeooo:paragraph-rsid="0031cc46"/>
    </style:style>
    <style:style style:name="P77" style:family="paragraph" style:parent-style-name="Text_20_body" style:list-style-name="L7">
      <style:text-properties style:font-name="inherit"/>
    </style:style>
    <style:style style:name="P78" style:family="paragraph" style:parent-style-name="Text_20_body" style:list-style-name="L8">
      <style:text-properties style:font-name="inherit"/>
    </style:style>
    <style:style style:name="P79" style:family="paragraph" style:parent-style-name="Text_20_body" style:list-style-name="L8">
      <style:text-properties style:font-name="inherit" officeooo:paragraph-rsid="002f477b"/>
    </style:style>
    <style:style style:name="P80" style:family="paragraph" style:parent-style-name="Text_20_body">
      <style:text-properties style:font-name="inherit" officeooo:rsid="003003ab" officeooo:paragraph-rsid="003003ab"/>
    </style:style>
    <style:style style:name="P81" style:family="paragraph" style:parent-style-name="Text_20_body" style:list-style-name="L9">
      <style:text-properties style:font-name="inherit"/>
    </style:style>
    <style:style style:name="P82" style:family="paragraph" style:parent-style-name="Text_20_body" style:list-style-name="L10">
      <style:text-properties style:font-name="inherit"/>
    </style:style>
    <style:style style:name="P83" style:family="paragraph" style:parent-style-name="Text_20_body" style:list-style-name="L2">
      <style:text-properties officeooo:paragraph-rsid="001bd7dc"/>
    </style:style>
    <style:style style:name="P84" style:family="paragraph" style:parent-style-name="Text_20_body" style:list-style-name="L3"/>
    <style:style style:name="P85" style:family="paragraph" style:parent-style-name="Text_20_body" style:list-style-name="L9">
      <style:paragraph-properties fo:margin-top="0cm" fo:margin-bottom="0cm" loext:contextual-spacing="false"/>
      <style:text-properties style:font-name="inherit"/>
    </style:style>
    <style:style style:name="P86" style:family="paragraph" style:parent-style-name="Standard">
      <style:text-properties style:font-name="inherit" fo:font-weight="bold" officeooo:rsid="00279bff" officeooo:paragraph-rsid="002841a2" style:font-weight-asian="normal" style:font-weight-complex="normal"/>
    </style:style>
    <style:style style:name="P87" style:family="paragraph" style:parent-style-name="Standard">
      <style:text-properties style:font-name="inherit" fo:font-weight="bold" officeooo:rsid="00279bff" officeooo:paragraph-rsid="0028ab2c" style:font-weight-asian="normal" style:font-weight-complex="normal"/>
    </style:style>
    <style:style style:name="P88" style:family="paragraph" style:parent-style-name="Standard">
      <style:text-properties style:font-name="inherit" fo:font-weight="bold" officeooo:rsid="0028ab2c" officeooo:paragraph-rsid="0028ab2c" style:font-weight-asian="bold" style:font-weight-complex="bold"/>
    </style:style>
    <style:style style:name="P89" style:family="paragraph" style:parent-style-name="Standard">
      <style:text-properties style:font-name="inherit" fo:font-weight="normal" officeooo:rsid="00211ac4" officeooo:paragraph-rsid="0028631b" style:font-weight-asian="normal" style:font-weight-complex="normal"/>
    </style:style>
    <style:style style:name="P90" style:family="paragraph" style:parent-style-name="Standard">
      <style:text-properties style:font-name="inherit" fo:font-weight="normal" officeooo:rsid="0028ab2c" officeooo:paragraph-rsid="0028ab2c" style:font-weight-asian="normal" style:font-weight-complex="normal"/>
    </style:style>
    <style:style style:name="T1" style:family="text">
      <style:text-properties fo:font-weight="normal" officeooo:rsid="00207fd6"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1b6174"/>
    </style:style>
    <style:style style:name="T5" style:family="text">
      <style:text-properties style:font-name="inherit"/>
    </style:style>
    <style:style style:name="T6" style:family="text">
      <style:text-properties style:font-name="inherit" officeooo:rsid="001d7d36"/>
    </style:style>
    <style:style style:name="T7" style:family="text">
      <style:text-properties style:font-name="inherit" officeooo:rsid="00224cfe"/>
    </style:style>
    <style:style style:name="T8" style:family="text">
      <style:text-properties style:font-name="inherit" officeooo:rsid="002252a0"/>
    </style:style>
    <style:style style:name="T9" style:family="text">
      <style:text-properties style:font-name="inherit" fo:font-weight="normal" style:font-weight-asian="normal" style:font-weight-complex="normal"/>
    </style:style>
    <style:style style:name="T10" style:family="text">
      <style:text-properties style:font-name="inherit" fo:font-weight="normal" officeooo:rsid="002f477b" style:font-weight-asian="normal" style:font-weight-complex="normal"/>
    </style:style>
    <style:style style:name="T11" style:family="text">
      <style:text-properties style:font-name="inherit" fo:font-weight="bold" style:font-weight-asian="bold" style:font-weight-complex="bold"/>
    </style:style>
    <style:style style:name="T12" style:family="text">
      <style:text-properties style:font-name="inherit" officeooo:rsid="002eb3ef"/>
    </style:style>
    <style:style style:name="T13" style:family="text">
      <style:text-properties style:font-name="inherit" officeooo:rsid="002f477b"/>
    </style:style>
    <style:style style:name="T14" style:family="text">
      <style:text-properties style:font-name="inherit" officeooo:rsid="003003ab"/>
    </style:style>
    <style:style style:name="T15" style:family="text">
      <style:text-properties style:font-name="inherit" style:text-underline-style="solid" style:text-underline-width="auto" style:text-underline-color="font-color" fo:font-weight="bold" officeooo:rsid="003003ab" style:font-weight-asian="bold" style:font-weight-complex="bold"/>
    </style:style>
    <style:style style:name="T16" style:family="text">
      <style:text-properties style:font-name="inherit" officeooo:rsid="00332b43"/>
    </style:style>
    <style:style style:name="T17" style:family="text">
      <style:text-properties officeooo:rsid="001d7d36"/>
    </style:style>
    <style:style style:name="T18" style:family="text">
      <style:text-properties officeooo:rsid="001f6317"/>
    </style:style>
    <style:style style:name="T19" style:family="text">
      <style:text-properties officeooo:rsid="001f78ca"/>
    </style:style>
    <style:style style:name="T20" style:family="text">
      <style:text-properties officeooo:rsid="00207fd6"/>
    </style:style>
    <style:style style:name="T21" style:family="text">
      <style:text-properties officeooo:rsid="00224cfe"/>
    </style:style>
    <style:style style:name="T22" style:family="text">
      <style:text-properties officeooo:rsid="00280f47"/>
    </style:style>
    <style:style style:name="T23" style:family="text">
      <style:text-properties officeooo:rsid="0028631b"/>
    </style:style>
    <style:style style:name="T24" style:family="text">
      <style:text-properties officeooo:rsid="0028ab2c"/>
    </style:style>
    <style:style style:name="T25" style:family="text">
      <style:text-properties officeooo:rsid="0029c7b5"/>
    </style:style>
    <style:style style:name="T26" style:family="text">
      <style:text-properties officeooo:rsid="002f477b"/>
    </style:style>
    <style:style style:name="T27" style:family="text">
      <style:text-properties officeooo:rsid="00346950"/>
    </style:style>
    <style:style style:name="T28" style:family="text">
      <style:text-properties officeooo:rsid="003840d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Adding CSS</text:p>
      <text:list xml:id="list2092137051941292219" text:style-name="L1">
        <text:list-item>
          <text:p text:style-name="P57"><text:s/>Inline style attribute</text:p>
        </text:list-item>
        <text:list-item>
          <text:p text:style-name="P57"><text:s/>In the &lt;head&gt;</text:p>
        </text:list-item>
        <text:list-item>
          <text:p text:style-name="P57"><text:s/>External &lt;link&gt;</text:p>
        </text:list-item>
      </text:list>
      <text:p text:style-name="P12"/>
      <text:p text:style-name="P21">Inline style attribute:</text:p>
      <text:p text:style-name="P25"><text:span text:style-name="T4">A</text:span>pply CSS styles to a single, specific element by using <text:span text:style-name="T4">Inline style attribute.this is</text:span> known as "inline styles". </text:p>
      <text:p text:style-name="P25">Inline styles are CSS styles that are applied directly in the page's HTML.</text:p>
      <text:p text:style-name="P22">Ex:</text:p>
      <text:p text:style-name="P26">&lt;h1 style=”text-align:center;background-<text:tab/>color:black;color:white;”&gt;Webtutorials.Com</text:p>
      <text:p text:style-name="P26">&lt;/h1&gt;</text:p>
      <text:p text:style-name="P11"><text:line-break/>down vote</text:p>
      <text:p text:style-name="P22">This is good But i absorbed there is some disadvantages are here :</text:p>
      <text:list xml:id="list3372795639171846704" text:style-name="L2">
        <text:list-item>
          <text:p text:style-name="P59">If you change an element's style in JavaScript, you are affecting the inline style. </text:p>
        </text:list-item>
        <text:list-item>
          <text:p text:style-name="P59">If there's already a style there, you overwrite it permanently.</text:p>
        </text:list-item>
        <text:list-item>
          <text:p text:style-name="P83"><text:span text:style-name="T5">But, if the style were defined in an external sheet or in a </text:span><text:span text:style-name="Source_20_Text"><text:span text:style-name="T5">&lt;style&gt; </text:span></text:span><text:span text:style-name="T5">tag, then setting the inline one to </text:span><text:span text:style-name="Source_20_Text"><text:span text:style-name="T5">"" </text:span></text:span><text:span text:style-name="T5">restores the style from that source.</text:span></text:p>
        </text:list-item>
        <text:list-item>
          <text:p text:style-name="P58">This can make them hard to control.</text:p>
        </text:list-item>
      </text:list>
      <text:p text:style-name="P27"/>
      <text:p text:style-name="P60">In the &lt;head&gt;:</text:p>
      <text:p text:style-name="P31">The internal style sheet is used to add a unique style for a single document. </text:p>
      <text:p text:style-name="P31">It is defined in &lt;head&gt; section of the HTML page inside the &lt;style&gt; tag.</text:p>
      <text:p text:style-name="P23">Demo:</text:p>
      <text:list xml:id="list8174199968769329789" text:style-name="L3">
        <text:list-header>
          <text:p text:style-name="P61">&lt;!DOCTYPE html&gt;</text:p>
          <text:p text:style-name="P61"><text:s text:c="9"/>&lt;html&gt;</text:p>
          <text:p text:style-name="P61"><text:s text:c="9"/>&lt;head&gt;</text:p>
          <text:p text:style-name="P61"><text:s text:c="9"/>&lt;title&gt;Webtutorials.Com&lt;/title&gt;</text:p>
        </text:list-header>
      </text:list>
      <text:p text:style-name="P28"><text:s text:c="14"/>&lt;style&gt;</text:p>
      <text:p text:style-name="P28"><text:tab/><text:tab/>body{</text:p>
      <text:p text:style-name="P28"><text:soft-page-break/><text:tab/><text:tab/> <text:s text:c="6"/>font-family:arial;</text:p>
      <text:p text:style-name="P28"><text:tab/><text:tab/> <text:s text:c="6"/>background-color:white;</text:p>
      <text:p text:style-name="P28"><text:tab/><text:tab/> <text:s text:c="7"/><text:span text:style-name="T17">color:white;</text:span></text:p>
      <text:p text:style-name="P29"><text:tab/> <text:s text:c="3"/><text:span text:style-name="T17">}</text:span></text:p>
      <text:p text:style-name="P29"><text:tab/> <text:s text:c="3"/>&lt;/style&gt;</text:p>
      <text:list xml:id="list172051862526325" text:continue-numbering="true" text:style-name="L3">
        <text:list-header>
          <text:p text:style-name="P61"><text:s text:c="9"/>&lt;/head&gt;</text:p>
          <text:list>
            <text:list-header>
              <text:p text:style-name="P62">&lt;body&gt;</text:p>
              <text:list>
                <text:list-header>
                  <text:p text:style-name="P62">&lt;h1&gt;Webtutorials.Com&lt;/h1&gt;</text:p>
                  <text:p text:style-name="P62">&lt;section&gt;</text:p>
                  <text:p text:style-name="P84"><text:span text:style-name="T6">&lt;p&gt;</text:span><text:span text:style-name="T5">The internal style sheet is used to add a unique style for a single document. It is defined in &lt;head&gt; section of the HTML page inside the &lt;style&gt; tag..</text:span><text:span text:style-name="T6">&lt;/p&gt;</text:span></text:p>
                  <text:p text:style-name="P62">&lt;/section&gt;</text:p>
                </text:list-header>
              </text:list>
              <text:p text:style-name="P62">&lt;/body&gt;</text:p>
            </text:list-header>
          </text:list>
          <text:p text:style-name="P61"><text:s text:c="10"/>&lt;/html&gt;</text:p>
        </text:list-header>
      </text:list>
      <text:p text:style-name="P28"/>
      <text:p text:style-name="P24">External &lt;link&gt;:</text:p>
      <text:p text:style-name="P30">External stylesheet means you can placing css in a separate file.</text:p>
      <text:p text:style-name="P41"><text:span text:style-name="T6">It allows the designer to</text:span><text:span text:style-name="T5"> completely differentiate between content (HTML) and design (CSS).</text:span></text:p>
      <text:p text:style-name="P12">External CSS is a file that contains onlyCSS code and is saved with a ".css" file extension. </text:p>
      <text:p text:style-name="P12">This CSS file is then referenced in your HTML using the &lt;link&gt; instead of &lt;style&gt;.</text:p>
      <text:p text:style-name="P14">External stylesheet link:</text:p>
      <text:p text:style-name="P30">&lt;link rel="stylesheet"type="text/css"href="styles.css"media="all"&gt;</text:p>
      <text:p text:style-name="P32"><text:span text:style-name="T3">The benefits of using an external style sheet are:</text:span> </text:p>
      <text:p text:style-name="P32"><text:span text:style-name="T18">1.</text:span>everything is stored within a single file. </text:p>
      <text:p text:style-name="P32"><text:span text:style-name="T18">2.O</text:span>nce changed/updated, the changes are reflected on all other pages that reference the stylesheet. </text:p>
      <text:p text:style-name="P32"><text:span text:style-name="T18">3.T</text:span>his makes it easier to maintain larger websites.</text:p>
      <text:p text:style-name="P32">.</text:p>
      <text:p text:style-name="P12"><text:soft-page-break/>2. Primary DOM Selectors</text:p>
      <text:list xml:id="list8381859308303681616" text:style-name="L4">
        <text:list-item>
          <text:p text:style-name="P64"><text:s/>Element selector</text:p>
        </text:list-item>
        <text:list-item>
          <text:p text:style-name="P64"><text:s/>Class selector</text:p>
        </text:list-item>
        <text:list-item>
          <text:p text:style-name="P64"><text:s/>ID selector</text:p>
        </text:list-item>
      </text:list>
      <text:p text:style-name="Text_20_body"/>
      <text:p text:style-name="P33"><text:span text:style-name="T3">A CSS rule-set consists of a selector and a declaration block:</text:span> </text:p>
      <text:p text:style-name="P33">The selector points to the HTMLelement you want to style. </text:p>
      <text:p text:style-name="P33">The declaration block contains one or more declarations separated by semicolons. </text:p>
      <text:p text:style-name="P33">Each declaration includes a CSS property name and a value, separated by a colon.</text:p>
      <text:h text:style-name="P54" text:outline-level="3">Advanced CSS Selectors :</text:h>
      <text:h text:style-name="P53" text:outline-level="3"><text:bookmark text:name="1-attribute-selectors"/>1. Attribute selectors:</text:h>
      <text:p text:style-name="P33">There are 6 different types of attribute selectors:</text:p>
      <text:p text:style-name="P48"><text:span text:style-name="Source_20_Text"><text:span text:style-name="T5">[att=value],[att~=value],[att|=value],[att^=value],[att$=value],[att*=value]</text:span></text:span></text:p>
      <text:h text:style-name="P55" text:outline-level="3"><text:bookmark text:name="2-child-selector"/><text:span text:style-name="Source_20_Text"><text:span text:style-name="T5">2. Child selector:</text:span></text:span></text:h>
      <text:p text:style-name="P49"><text:span text:style-name="Source_20_Text"><text:span text:style-name="T9">It allows you to </text:span></text:span><text:span text:style-name="Source_20_Text"><text:span text:style-name="Strong_20_Emphasis"><text:span text:style-name="T9">target elements that are direct children of a particular element</text:span></text:span></text:span><text:span text:style-name="Source_20_Text"><text:span text:style-name="T9">.</text:span></text:span></text:p>
      <text:h text:style-name="P55" text:outline-level="3"><text:bookmark text:name="3-sibling-combinators"/><text:span text:style-name="Source_20_Text"><text:span text:style-name="T5">3. Sibling combinators:</text:span></text:span></text:h>
      <text:p text:style-name="P12">There are two types of sibling combinators: adjancent sibling combinators and general sibling combinators.</text:p>
      <text:h text:style-name="P56" text:outline-level="4"><text:bookmark text:name="adjacent-sibling-combinator"/><text:span text:style-name="T28">1.</text:span>Adjacent sibling combinator</text:h>
      <text:h text:style-name="P56" text:outline-level="4"><text:bookmark text:name="general-sibling-combinator"/><text:span text:style-name="T28">2.</text:span>General sibling combinator</text:h>
      <text:h text:style-name="P52" text:outline-level="3"/>
      <text:h text:style-name="P52" text:outline-level="3"><text:bookmark text:name="4-pseudo-classes"/>4. Pseudo-classes.</text:h>
      <text:h text:style-name="P52" text:outline-level="3"><text:bookmark text:name="5-css-3-pseudo-classes"/>5. CSS 3 Pseudo-classes.</text:h>
      <text:h text:style-name="P52" text:outline-level="3"><text:bookmark text:name="6-css-3-structural-pseudo-classes"/>6. CSS 3 structural pseudo-classes.</text:h>
      <text:h text:style-name="P52" text:outline-level="3"><text:bookmark text:name="7-the-negation-pseudo-class"/>7. The negation pseudo-class.</text:h>
      <text:h text:style-name="P52" text:outline-level="3"><text:bookmark text:name="8-pseudo-elements"/>8. Pseudo-elements.</text:h>
      <text:p text:style-name="P12"/>
      <text:p text:style-name="P15"><text:soft-page-break/>Element selector:</text:p>
      <text:p text:style-name="P40">The element selector selects elements based on the element name.</text:p>
      <text:p text:style-name="P51">You can select all &lt;p&gt; elements on a page.</text:p>
      <text:p text:style-name="P50">Demo:</text:p>
      <text:p text:style-name="P33">p{<text:line-break/> <text:tab/><text:line-break/> <text:tab/>color:<text:span text:style-name="T19">white</text:span>;</text:p>
      <text:p text:style-name="P33"><text:tab/><text:span text:style-name="T19">background-color:black;</text:span></text:p>
      <text:p text:style-name="P33"><text:tab/>text-align:center;<text:line-break/>}</text:p>
      <text:p text:style-name="P33"/>
      <text:p text:style-name="P15"><text:span text:style-name="T19">Class</text:span> selector:</text:p>
      <text:p text:style-name="P12">The class selector selects elements with a specific class attribute.</text:p>
      <text:p text:style-name="P12">To select elements with a specific class.</text:p>
      <text:p text:style-name="P13">Demo:</text:p>
      <text:p text:style-name="P34">&lt;!DOCTYPE html&gt;</text:p>
      <text:p text:style-name="P34"><text:tab/>&lt;html&gt;</text:p>
      <text:p text:style-name="P34"><text:tab/><text:tab/>&lt;head&gt;</text:p>
      <text:p text:style-name="P34"><text:tab/><text:tab/><text:tab/>&lt;style&gt;</text:p>
      <text:p text:style-name="P34"><text:tab/><text:tab/><text:tab/><text:tab/>.center {</text:p>
      <text:p text:style-name="P34"><text:s text:c="4"/><text:tab/><text:tab/><text:tab/><text:tab/><text:tab/>text-align: center;</text:p>
      <text:p text:style-name="P34"><text:s text:c="4"/><text:tab/><text:tab/><text:tab/><text:tab/><text:tab/><text:tab/>color: red;</text:p>
      <text:p text:style-name="P34"><text:tab/><text:tab/><text:tab/><text:tab/><text:tab/>}</text:p>
      <text:p text:style-name="P34"><text:tab/><text:tab/><text:tab/>&lt;/style&gt;</text:p>
      <text:p text:style-name="P34"><text:tab/><text:tab/>&lt;/head&gt;</text:p>
      <text:p text:style-name="P34"><text:tab/><text:tab/>&lt;body&gt;</text:p>
      <text:p text:style-name="P34"><text:tab/><text:tab/><text:tab/>&lt;h1 class="center"&gt; heading&lt;/h1&gt;</text:p>
      <text:p text:style-name="P34"><text:tab/><text:tab/><text:tab/>&lt;p class="center"&gt;paragraph.&lt;/p&gt; </text:p>
      <text:p text:style-name="P15"><text:tab/><text:tab/><text:span text:style-name="T1">&lt;/body&gt;</text:span></text:p>
      <text:p text:style-name="P67"><text:tab/>&lt;/html&gt;</text:p>
      <text:p text:style-name="P67"/>
      <text:p text:style-name="P16"><text:soft-page-break/><text:span text:style-name="T20">Id</text:span> selector:</text:p>
      <text:p text:style-name="P12">The id selector uses the id attribute of an HTML element to select a specific element.</text:p>
      <text:p text:style-name="P12">To select an element with a specific id, write a hash (#) character, followed by the id of the element.</text:p>
      <text:p text:style-name="P17">Demo:</text:p>
      <text:p text:style-name="P35">&lt;!DOCTYPE html&gt;</text:p>
      <text:p text:style-name="P35"><text:tab/>&lt;html&gt;</text:p>
      <text:p text:style-name="P35"><text:tab/><text:tab/>&lt;head&gt;</text:p>
      <text:p text:style-name="P35"><text:tab/><text:tab/><text:tab/>&lt;style&gt;</text:p>
      <text:p text:style-name="P35"><text:tab/><text:tab/><text:tab/><text:tab/>#p1 {</text:p>
      <text:p text:style-name="P35"><text:s text:c="4"/><text:tab/><text:tab/><text:tab/><text:tab/><text:tab/>text-align: center;</text:p>
      <text:p text:style-name="P35"><text:s text:c="4"/><text:tab/><text:tab/><text:tab/><text:tab/><text:tab/>color: red;</text:p>
      <text:p text:style-name="P35"><text:tab/><text:tab/><text:tab/><text:tab/>}</text:p>
      <text:p text:style-name="P35"><text:tab/><text:tab/><text:tab/>&lt;/style&gt;</text:p>
      <text:p text:style-name="P35"><text:tab/><text:tab/>&lt;/head&gt;</text:p>
      <text:p text:style-name="P35"><text:tab/><text:tab/>&lt;body&gt;</text:p>
      <text:p text:style-name="P35"><text:tab/><text:tab/><text:tab/>&lt;h1 id="p1"&gt;Heading&lt;/h1&gt;</text:p>
      <text:p text:style-name="P35"><text:tab/><text:tab/><text:tab/>&lt;p&gt;This paragraph is not affected by the style.&lt;/p&gt;</text:p>
      <text:p text:style-name="P35"/>
      <text:p text:style-name="P35"><text:tab/><text:tab/>&lt;/body&gt;</text:p>
      <text:p text:style-name="P35"><text:tab/>&lt;/html&gt;</text:p>
      <text:p text:style-name="P18"><text:span text:style-name="T21">Type</text:span> selector:</text:p>
      <text:p text:style-name="Text_20_body"><text:span text:style-name="T5">The CSS </text:span><text:span text:style-name="Strong_20_Emphasis"><text:span text:style-name="T5">type selector </text:span></text:span><text:span text:style-name="T5">matches elements by node name. In other words, it selects all elements of the given type within a document.</text:span></text:p>
      <text:p text:style-name="P18"><text:span text:style-name="T21">Demo</text:span>:</text:p>
      <text:p text:style-name="P36">&lt;!DOCTYPE html&gt;</text:p>
      <text:p text:style-name="P36"><text:tab/>&lt;html&gt;</text:p>
      <text:p text:style-name="P36"><text:tab/><text:tab/>&lt;head&gt;</text:p>
      <text:p text:style-name="P36"><text:tab/><text:tab/><text:tab/>&lt;style&gt;</text:p>
      <text:p text:style-name="P36"><text:tab/><text:tab/><text:tab/><text:tab/><text:span text:style-name="T21">span {</text:span></text:p>
      <text:p text:style-name="P42"><text:soft-page-break/><text:span text:style-name="T7"><text:s text:c="2"/><text:tab/><text:tab/><text:tab/><text:tab/><text:tab/>background-color: </text:span><text:span text:style-name="T8">light</text:span><text:span text:style-name="T7">blue;</text:span></text:p>
      <text:p text:style-name="P68"><text:tab/><text:tab/><text:tab/><text:tab/>}</text:p>
      <text:p text:style-name="P36"><text:tab/><text:tab/><text:tab/>&lt;/style&gt;</text:p>
      <text:p text:style-name="P36"><text:tab/><text:tab/>&lt;/head&gt;</text:p>
      <text:p text:style-name="P36"><text:tab/><text:tab/>&lt;body&gt;</text:p>
      <text:p text:style-name="P36"><text:tab/><text:tab/><text:tab/><text:span text:style-name="T21">&lt;span&gt;HTML5&lt;/span&gt;</text:span></text:p>
      <text:p text:style-name="P42"><text:span text:style-name="T7"><text:tab/><text:tab/><text:tab/>&lt;p&gt;</text:span><text:span text:style-name="T8">CSS3</text:span><text:span text:style-name="T7">&lt;/p&gt;</text:span></text:p>
      <text:p text:style-name="P68"><text:tab/><text:tab/><text:tab/>&lt;span&gt;JavaScript&lt;/span&gt;</text:p>
      <text:p text:style-name="P36"/>
      <text:p text:style-name="P36"><text:tab/><text:tab/>&lt;/body&gt;</text:p>
      <text:p text:style-name="P36"><text:tab/>&lt;/html&gt;</text:p>
      <text:p text:style-name="P36"/>
      <text:p text:style-name="P86">Attribute selector:</text:p>
      <text:p text:style-name="P6"><text:line-break/>The attribute selector is used to select elements with the specified attribute.<text:line-break/></text:p>
      <text:p text:style-name="P1">Demo:</text:p>
      <text:p text:style-name="P4">&lt;!DOCTYPE html&gt;</text:p>
      <text:p text:style-name="P4"><text:tab/>&lt;html&gt;</text:p>
      <text:p text:style-name="P8"><text:tab/><text:tab/>&lt;head&gt;<text:line-break/><text:tab/><text:tab/><text:tab/>&lt;style&gt;<text:line-break/><text:tab/><text:tab/><text:tab/><text:tab/>a[targert]{<text:line-break/><text:tab/><text:tab/><text:tab/><text:tab/><text:tab/>background-color:<text:span text:style-name="T25">gold</text:span>;<text:line-break/><text:tab/><text:tab/><text:tab/><text:tab/>}<text:line-break/><text:tab/><text:tab/><text:tab/>&lt;/style&gt;<text:line-break/><text:tab/><text:tab/>&lt;/head&gt;<text:line-break/><text:tab/><text:tab/>&lt;body&gt;<text:line-break/><text:tab/><text:tab/><text:tab/>&lt;a<text:tab/>href="<text:span text:style-name="T23">http://www.Webtutorial.com</text:span>"&gt;<text:span text:style-name="T23">Webtutorial.com</text:span>&lt;/a&gt;<text:line-break/><text:tab/><text:tab/>&lt;a href="<text:span text:style-name="T23">http://www.Snakes.com</text:span>" <text:tab/><text:tab/><text:tab/><text:tab/><text:tab/><text:tab/><text:tab/><text:tab/>target="_blank"&gt;<text:span text:style-name="T23">Snakes.com</text:span>&lt;/a&gt;<text:line-break/><text:tab/><text:tab/>&lt;a href="<text:span text:style-name="T23">nttp://www.Animalplanet.com</text:span>" <text:tab/><text:tab/><text:tab/><text:tab/><text:tab/><text:tab/><text:tab/>target="_top"&gt;<text:span text:style-name="T23">Animalplanet.com</text:span>&lt;/a&gt;<text:line-break/><text:tab/>&lt;/body&gt;</text:p>
      <text:p text:style-name="P9">&lt;/html&gt;</text:p>
      <text:p text:style-name="P36"/>
      <text:p text:style-name="P20"/>
      <text:p text:style-name="P20">CSS element+element Selector:</text:p>
      <text:p text:style-name="P36">Select and style every &lt;p&gt; element that are placed immediately after &lt;div&gt; elements:</text:p>
      <text:p text:style-name="P19"><text:soft-page-break/>Demo:</text:p>
      <text:p text:style-name="P37">&lt;!DOCTYPE html&gt;</text:p>
      <text:p text:style-name="P37"><text:tab/>&lt;html&gt;</text:p>
      <text:p text:style-name="P37"><text:tab/><text:tab/>&lt;head&gt;</text:p>
      <text:p text:style-name="P37"><text:tab/><text:tab/><text:tab/>&lt;style&gt;</text:p>
      <text:p text:style-name="P37"><text:tab/><text:tab/><text:tab/><text:tab/>div + p {</text:p>
      <text:p text:style-name="P37"><text:s text:c="4"/><text:tab/><text:tab/><text:tab/><text:tab/><text:tab/>background-color: pink;</text:p>
      <text:p text:style-name="P37"><text:tab/><text:tab/><text:tab/><text:tab/>}</text:p>
      <text:p text:style-name="P37"><text:tab/><text:tab/><text:tab/>&lt;/style&gt;</text:p>
      <text:p text:style-name="P37"><text:tab/><text:tab/>&lt;/head&gt;</text:p>
      <text:p text:style-name="P37"><text:tab/><text:tab/>&lt;body&gt;</text:p>
      <text:p text:style-name="P37"><text:tab/><text:tab/><text:tab/>&lt;h1&gt;Webtutorials&lt;/h1&gt;</text:p>
      <text:p text:style-name="P37"><text:tab/><text:tab/><text:tab/>&lt;div&gt;</text:p>
      <text:p text:style-name="P37"><text:s text:c="2"/><text:tab/><text:tab/><text:tab/><text:tab/>&lt;h2&gt;<text:span text:style-name="T22">Siva</text:span>&lt;/h2&gt;</text:p>
      <text:p text:style-name="P37"><text:s text:c="2"/><text:tab/><text:tab/><text:tab/><text:tab/>&lt;p&gt;<text:span text:style-name="T22">is a developer</text:span>&lt;/p&gt;</text:p>
      <text:p text:style-name="P37"><text:tab/><text:tab/><text:tab/>&lt;/div&gt;</text:p>
      <text:p text:style-name="P37"><text:tab/><text:tab/><text:tab/>&lt;div&gt;</text:p>
      <text:p text:style-name="P37"><text:tab/><text:tab/><text:tab/><text:tab/>&lt;p&gt;My best friend is <text:span text:style-name="T22">sonu</text:span>.&lt;/p&gt;</text:p>
      <text:p text:style-name="P37"><text:tab/><text:tab/><text:tab/>&lt;/div&gt;</text:p>
      <text:p text:style-name="P37"><text:tab/><text:tab/><text:tab/>&lt;p&gt;I <text:span text:style-name="T22">love my india</text:span>.&lt;/p&gt;</text:p>
      <text:p text:style-name="P37"/>
      <text:p text:style-name="P37"><text:tab/><text:tab/>&lt;/body&gt;</text:p>
      <text:p text:style-name="P37"><text:tab/>&lt;/html&gt;</text:p>
      <text:p text:style-name="P7"><text:bookmark text:name=":by.co"/><text:span text:style-name="T2">Checked:</text:span><text:line-break/></text:p>
      <text:p text:style-name="P7"><text:span text:style-name="T25">C</text:span>hecked selector matches every checked &lt;input&gt; element (only for radio buttons and checkboxes) and &lt;option&gt; element.<text:line-break/></text:p>
      <text:p text:style-name="P2">Demo:</text:p>
      <text:p text:style-name="P2"/>
      <text:p text:style-name="P9">&lt;!DOCTYPE html&gt;</text:p>
      <text:p text:style-name="P6"><text:tab/>&lt;html&gt;<text:line-break/><text:tab/><text:tab/>&lt;head&gt;<text:line-break/><text:tab/><text:tab/><text:tab/>&lt;style&gt; <text:line-break/><text:tab/><text:tab/><text:tab/><text:tab/>input:checked {<text:line-break/><text:soft-page-break/><text:tab/><text:tab/><text:tab/><text:tab/><text:tab/><text:tab/>height: <text:span text:style-name="T24">30</text:span>px;<text:line-break/><text:tab/><text:tab/><text:tab/><text:tab/><text:tab/><text:tab/> width: <text:span text:style-name="T24">30</text:span>px;<text:line-break/><text:tab/><text:tab/><text:tab/><text:tab/>}<text:line-break/><text:tab/><text:tab/><text:tab/>&lt;/style&gt;<text:line-break/><text:tab/><text:tab/>&lt;/head&gt;<text:line-break/><text:tab/><text:tab/>&lt;body&gt;<text:line-break/><text:tab/><text:tab/><text:tab/>&lt;form action=""&gt;<text:line-break/><text:tab/><text:tab/><text:tab/>&lt;input type="radio" checked="checked" value="male" <text:tab/><text:tab/><text:tab/><text:tab/>name="gender"&gt; Male&lt;br&gt;<text:line-break/><text:tab/><text:tab/><text:tab/>&lt;input type="radio" value="female" name="gender"&gt; <text:tab/><text:tab/><text:tab/><text:tab/>Female&lt;br&gt;<text:line-break/><text:tab/><text:tab/><text:tab/>&lt;input type="checkbox" checked="checked" <text:tab/>value="<text:span text:style-name="T24">car</text:span>"&gt; <text:tab/><text:tab/><text:tab/>I have a <text:span text:style-name="T24">car</text:span>&lt;br&gt;<text:line-break/><text:tab/><text:tab/><text:tab/>&lt;input type="checkbox" value="<text:span text:style-name="T24">bike</text:span>"&gt; I have a <text:span text:style-name="T24">bike</text:span> <text:line-break/><text:tab/><text:tab/><text:tab/>&lt;/form&gt;<text:line-break/><text:tab/><text:tab/>&lt;/body&gt;<text:line-break/><text:tab/>&lt;/html&gt;</text:p>
      <text:p text:style-name="P5"/>
      <text:p text:style-name="P87"><text:bookmark text:name=":by.co1"/>Attribute$=value selector</text:p>
      <text:p text:style-name="P7"><text:line-break/>The attribute$=value selector matches every element whose attribute value ends with a specified value.<text:line-break/></text:p>
      <text:p text:style-name="P2">Demo:</text:p>
      <text:p text:style-name="P10">&lt;!DOCTYPE html&gt;</text:p>
      <text:p text:style-name="P7"><text:span text:style-name="T24"><text:tab/>&lt;html&gt;</text:span><text:line-break/><text:tab/><text:tab/>&lt;head&gt;<text:line-break/><text:tab/><text:tab/><text:tab/>&lt;style&gt; <text:line-break/><text:tab/><text:tab/><text:tab/><text:tab/>div[class$="<text:span text:style-name="T24">c</text:span>"] {<text:line-break/><text:tab/><text:tab/><text:tab/><text:tab/>background: <text:span text:style-name="T24">green</text:span>;<text:line-break/><text:tab/><text:tab/><text:tab/><text:tab/>}<text:line-break/><text:tab/><text:tab/><text:tab/>&lt;/style&gt;<text:line-break/><text:tab/><text:tab/>&lt;/head&gt;<text:line-break/><text:tab/><text:tab/>&lt;body&gt;<text:line-break/><text:tab/><text:tab/><text:tab/>&lt;div class="<text:span text:style-name="T24">a</text:span>"&gt;<text:span text:style-name="T24">F</text:span>irst div element.&lt;/div&gt;<text:line-break/><text:tab/><text:tab/><text:tab/>&lt;div class="<text:span text:style-name="T24">b</text:span>"&gt; <text:span text:style-name="T24">S</text:span>econd div element.&lt;/div&gt;<text:line-break/><text:tab/><text:tab/><text:tab/>&lt;div class="<text:span text:style-name="T24">c</text:span>"&gt; <text:span text:style-name="T24">T</text:span>hird div element.&lt;/div&gt;<text:line-break/><text:tab/><text:tab/>&lt;/body&gt;</text:p>
      <text:p text:style-name="P10"><text:tab/>&lt;/html&gt;</text:p>
      <text:p text:style-name="P37"/>
      <text:p text:style-name="P3"/>
      <text:p text:style-name="P12">3. Cascade Order</text:p>
      <text:p text:style-name="P12">Style priority is determined by position in site:</text:p>
      <text:list xml:id="list1987229499651658837" text:style-name="L5">
        <text:list-item>
          <text:p text:style-name="P71"><text:s/>External &lt;link&gt;</text:p>
        </text:list-item>
        <text:list-item>
          <text:p text:style-name="P71"><text:s/>In the &lt;head&gt;</text:p>
        </text:list-item>
        <text:list-item>
          <text:p text:style-name="P71"><text:s/>Inline style attribute</text:p>
        </text:list-item>
        <text:list-item>
          <text:p text:style-name="P71"><text:s/>Using ! Important</text:p>
        </text:list-item>
      </text:list>
      <text:p text:style-name="P12"><text:soft-page-break/></text:p>
      <text:p text:style-name="P13"/>
      <text:p text:style-name="P66"><text:bookmark text:name="Cascading_order"/>Cascading order:</text:p>
      <text:p text:style-name="P72">The cascading algorithm determines how to find the value to apply for each property for each document element.</text:p>
      <text:p text:style-name="P45"><text:span text:style-name="T5">The cascading <text:s/></text:span><text:span text:style-name="T13">refer</text:span><text:span text:style-name="T12"> </text:span><text:span text:style-name="T5">to the hierarchical order in which different style sheet types interact when </text:span><text:span text:style-name="T13">conflicts</text:span><text:span text:style-name="T5"> arise. </text:span></text:p>
      <text:p text:style-name="P73">Style sheets cascade in this order (4 having the highest priority):</text:p>
      <text:p text:style-name="P73"/>
      <text:list xml:id="list6374208881390970215" text:style-name="L6">
        <text:list-header>
          <text:p text:style-name="P74"/>
        </text:list-header>
        <text:list-item>
          <text:p text:style-name="P76">Browser Defaults</text:p>
        </text:list-item>
        <text:list-item>
          <text:p text:style-name="P75">External Style Sheets (Linked or Imported) </text:p>
        </text:list-item>
      </text:list>
      <text:list xml:id="list8672212172351078121" text:style-name="L7">
        <text:list-item>
          <text:p text:style-name="P77">Internal Style Sheets (Embedded) </text:p>
        </text:list-item>
      </text:list>
      <text:list xml:id="list2296769348253620996" text:style-name="L8">
        <text:list-item>
          <text:p text:style-name="P78">Inline Styles</text:p>
          <text:p text:style-name="P78"/>
          <text:p text:style-name="P79"/>
        </text:list-item>
      </text:list>
      <text:p text:style-name="P38">If two styles come into conflict, the last one used will take precedence.</text:p>
      <text:p text:style-name="P38"><text:s/><text:span text:style-name="T26">So in that case it set the cascading order list.</text:span></text:p>
      <text:p text:style-name="P45"><text:span text:style-name="T10">1</text:span><text:span text:style-name="T5">.Inline styles must be placed in the body of the HTML document, while embedded style sheets must be placed in the head of the HTML document.</text:span></text:p>
      <text:p text:style-name="P73"><text:s/>As a result, inline styles are always the last ones used and therefore take precedence.</text:p>
      <text:p text:style-name="P45"><text:span text:style-name="T13">2.</text:span><text:span text:style-name="T5">The browser treats all external style sheets as occurring before internal style sheets, regardless of where the link is placed.</text:span></text:p>
      <text:p text:style-name="P80">3.For example, if you place your linked style sheet after your embedded style sheet .</text:p>
      <text:p text:style-name="P46"><text:span text:style-name="T14">T</text:span><text:span text:style-name="T5">he browser would still view the linked style sheet as occurring before the embedded sheet because it is an external style sheet. </text:span></text:p>
      <text:p text:style-name="P46"><text:span text:style-name="T14">4.</text:span><text:span text:style-name="T5">Therefore, internal style sheets are always a higher priority than external because they occur later in the document</text:span></text:p>
      <text:p text:style-name="P46"><text:span text:style-name="T11"><text:s/>(according to the browser).</text:span><text:span text:style-name="T5"> </text:span></text:p>
      <text:p text:style-name="P47"><text:span text:style-name="T14"><text:s/></text:span><text:span text:style-name="T15">!important rule:</text:span></text:p>
      <text:p text:style-name="P80"><text:soft-page-break/>The !important rule is a way make sure your most crucial CSS rules are always applied.</text:p>
      <text:p text:style-name="P80">It is a way to override the general rule of cascading order. </text:p>
      <text:p text:style-name="P69">If two styles come into conflict in the same element, and one has the </text:p>
      <text:p text:style-name="P69">!important rule assigned to it, that one will be used.</text:p>
      <text:p text:style-name="P43"><text:span text:style-name="T16">E</text:span><text:span text:style-name="T14">ven though the blue font color is placed further down, the black will be used in a conflict because it uses the !important rule.</text:span></text:p>
      <text:p text:style-name="P70">This only applies if the conflicting styles are used in the same element. If used in different elements, the general rule of cascading order still applies.</text:p>
      <text:p text:style-name="P70"><text:s/>For example, look at this code.</text:p>
      <text:p text:style-name="P44"><text:span text:style-name="T14">D</text:span><text:span text:style-name="T5">emo:</text:span></text:p>
      <text:p text:style-name="P12">&lt;html&gt;</text:p>
      <text:p text:style-name="P12"><text:s/><text:tab/> &lt;head&gt;</text:p>
      <text:p text:style-name="P12"><text:s text:c="2"/><text:tab/><text:tab/>&lt;style type="text/css"&gt;</text:p>
      <text:p text:style-name="P12"><text:tab/><text:tab/><text:tab/><text:tab/><text:tab/>#testid {</text:p>
      <text:p text:style-name="P12"><text:s/><text:tab/><text:tab/><text:tab/><text:tab/><text:tab/><text:tab/> color: red !important;</text:p>
      <text:p text:style-name="P12"><text:tab/><text:tab/><text:tab/><text:tab/><text:tab/><text:tab/> font-weight: bold;</text:p>
      <text:p text:style-name="P12"><text:s text:c="2"/><text:tab/><text:tab/><text:tab/><text:tab/><text:tab/>}</text:p>
      <text:p text:style-name="P12"/>
      <text:p text:style-name="P12"><text:s/><text:tab/><text:tab/><text:tab/><text:tab/><text:tab/>.testclass{</text:p>
      <text:p text:style-name="P12"><text:s/><text:tab/><text:tab/><text:tab/><text:tab/><text:tab/><text:tab/>color: blue;</text:p>
      <text:p text:style-name="P12"><text:tab/><text:tab/><text:tab/><text:tab/><text:tab/><text:tab/>font-family: arial;</text:p>
      <text:p text:style-name="P12"><text:s/><text:tab/><text:tab/><text:tab/><text:tab/><text:tab/>}</text:p>
      <text:p text:style-name="P12"/>
      <text:p text:style-name="P12"><text:tab/><text:tab/>&lt;/style&gt;</text:p>
      <text:p text:style-name="P12"><text:tab/>&lt;/head&gt;</text:p>
      <text:p text:style-name="P12"><text:tab/>&lt;body&gt;</text:p>
      <text:p text:style-name="P12"><text:tab/><text:tab/>&lt;div id="testid"&gt;</text:p>
      <text:p text:style-name="P12"><text:tab/><text:tab/><text:tab/>&lt;span class="testclass"&gt;</text:p>
      <text:p text:style-name="P12"><text:tab/><text:tab/><text:tab/><text:tab/><text:span text:style-name="T27">Welcome To Webtutorials</text:span></text:p>
      <text:p text:style-name="P39"><text:s/><text:tab/><text:tab/><text:tab/>&lt;/span&gt;</text:p>
      <text:p text:style-name="P39"><text:soft-page-break/><text:tab/><text:tab/>&lt;/div&gt;</text:p>
      <text:p text:style-name="P12"><text:tab/>&lt;/body&gt;</text:p>
      <text:p text:style-name="P12">&lt;/html&gt;</text:p>
      <text:p text:style-name="P12"/>
      <text:p text:style-name="P12">Even though the font color red had the !important rule, it wasn’t used because the styles did not conflict in the same element. Since “testclass” was the last style used, it takes precedence.</text:p>
      <text:p text:style-name="P12"><text:span text:style-name="T2">Conclusion:</text:span><text:line-break/>When dealing with cascading order and inheritance, here are three rules to keep in mind:</text:p>
      <text:list xml:id="list7907791916764569966" text:style-name="L9">
        <text:list-item>
          <text:p text:style-name="P81">If two rules come into conflict, the last one used will take precedence. </text:p>
        </text:list-item>
        <text:list-item>
          <text:p text:style-name="P85">When used in the same element, selector precedence occurs in this order (3 being the highest precedence): </text:p>
          <text:list>
            <text:list-item>
              <text:p text:style-name="P81">Element </text:p>
            </text:list-item>
            <text:list-item>
              <text:p text:style-name="P81">Class </text:p>
            </text:list-item>
            <text:list-item>
              <text:p text:style-name="P81">ID </text:p>
            </text:list-item>
          </text:list>
        </text:list-item>
        <text:list-item>
          <text:p text:style-name="P81">If two styles come into conflict in the same element, and one has the !important rule assigned to it, that one will be used. </text:p>
        </text:list-item>
      </text:list>
      <text:p text:style-name="P12"/>
      <text:p text:style-name="P12"/>
      <text:list xml:id="list2886398594930229156" text:style-name="L10">
        <text:list-header>
          <text:p text:style-name="P8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10:13:28.703859690</meta:creation-date>
    <dc:date>2018-08-08T17:14:59.924862517</dc:date>
    <meta:editing-duration>PT17M12S</meta:editing-duration>
    <meta:editing-cycles>5</meta:editing-cycles>
    <meta:generator>LibreOffice/5.1.6.2$Linux_X86_64 LibreOffice_project/10m0$Build-2</meta:generator>
    <meta:document-statistic meta:table-count="0" meta:image-count="0" meta:object-count="0" meta:page-count="11" meta:paragraph-count="244" meta:word-count="1317" meta:character-count="9196" meta:non-whitespace-character-count="7553"/>
  </office:meta>
</office:document-meta>
</file>